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CASO DE ESTUDIO CONOCIDO </text:p>
      <text:p text:style-name="P1">En este caso de estudio trataremos de un <text:span text:style-name="T5">sistema de facturación</text:span> (conocido habitualmente como sistema de punto de venta) que permite la atención al público desde una caja registradora con un equipo informático. Es un sistema que habitualmente nos encontramos a la hora de pagar nuestras <text:span text:style-name="T5">compras</text:span> en <text:span text:style-name="T5">supermercados</text:span> o <text:span text:style-name="T5">tiendas</text:span>. </text:p>
      <text:p text:style-name="P1">Es una aplicación informática utilizada para <text:span text:style-name="T3">registrar </text:span><text:span text:style-name="T4">ventas</text:span> y <text:span text:style-name="T3">realizar </text:span><text:span text:style-name="T4">pagos</text:span> principalmente. Incluye componentes hardware como: ordenador y lector de código de barras; y software para ejecutar el sistema. </text:p>
      <text:p text:style-name="P1">Además interacciona con varias aplicaciones de servicios, como un <text:span text:style-name="T1">servicio de cálculo de </text:span><text:span text:style-name="T2">impuestos</text:span> y un <text:span text:style-name="T1">control de </text:span><text:span text:style-name="T2">inventarios</text:span>, servicios desarrollados por otros (por terceras partes). Estos sistemas deben ser más o menos tolerantes a fallos, es decir, incluso si estos servicios (servicios remotos) no están disponibles por cualquier circunstancia debe ser posible seguir trabajando con el sistema, registrando <text:span text:style-name="T5">ventas</text:span> y gestionando por lo menos los <text:span text:style-name="T4">pagos</text:span><text:span text:style-name="T3"> en efectivo</text:span>. De este modo el negocio continuaría funcionando de manera adecuada. </text:p>
      <text:p text:style-name="P1">Un sistema como éste debe soportar múltiples y variados terminales e interfaces del lado del <text:span text:style-name="T2">cliente</text:span>, como ordenadores personales, entrada de datos mediante pantalla táctil, PDAs, etc. </text:p>
      <text:p text:style-name="P1">Además se venderá a diferentes <text:span text:style-name="T2">clientes</text:span>, que lógicamente tendrán necesidades diferentes. Cada <text:span text:style-name="T2">cliente</text:span> deseará un conjunto exclusivo de lógica a ejecutar en ciertos puntos predecibles en escenarios de uso del sistema, como cuando se <text:span text:style-name="T3">inicia una </text:span><text:span text:style-name="T4">venta</text:span> o cuando se añade una <text:span text:style-name="T3">nueva </text:span><text:span text:style-name="T4">línea de venta</text:span>. Por lo tanto, necesitaremos mecanismos para proporcionar esta flexibilidad y personalización. </text:p>
      <text:p text:style-name="P1"/>
      <text:p text:style-name="P1">1)Obtener el modelo de dominio en Visual Paradigm. Construirlo a partir de la opción de Diagramas de Clases.</text:p>
      <text:p text:style-name="P1"/>
      <text:p text:style-name="P1">2)Realizar el análisis textual, identificando clases candidatas, casos de uso, actores,...</text:p>
      <text:p text:style-name="P1">Actores: Subrayado</text:p>
      <text:p text:style-name="P1">Entidades: Negrita</text:p>
      <text:p text:style-name="P1">Casos de uso: Cursiva</text:p>
      <text:p text:style-name="P1"/>
      <text:p text:style-name="P1">3) Crear un diagrama de casos de uso nuevo, a partir del análisis textual realizad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32S</meta:editing-duration>
    <meta:editing-cycles>4</meta:editing-cycles>
    <meta:generator>OpenOffice/4.1.7$Win32 OpenOffice.org_project/417m1$Build-9800</meta:generator>
    <dc:date>2022-03-14T10:09:37.98</dc:date>
    <dc:creator>javier loureiro</dc:creator>
    <meta:document-statistic meta:table-count="0" meta:image-count="0" meta:object-count="0" meta:page-count="1" meta:paragraph-count="12" meta:word-count="301" meta:character-count="2008"/>
    <meta:user-defined meta:name="Info 1"/>
    <meta:user-defined meta:name="Info 2"/>
    <meta:user-defined meta:name="Info 3"/>
    <meta:user-defined meta:name="Info 4"/>
  </office:meta>
</office:document-meta>
</file>